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5-01-03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4-01-02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3-01-04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2-01-0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1-01-04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20-01-02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9-01-0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8-01-03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5712" calcext:value-type="float">
            <text:p>58.6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7-01-03 23:4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3936" calcext:value-type="float">
            <text:p>58.9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7-01-03 23:3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6-01-02 23:19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5-01-03 17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4-01-03 17:4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3-01-03 19:0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2-01-04 17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1-01-04 18:0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10-01-03 18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9-01-05 17:4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8-01-04 16:3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7-02-28 20:0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531012005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